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720" officeooo:paragraph-rsid="00019720"/>
    </style:style>
    <style:style style:name="P2" style:family="paragraph" style:parent-style-name="Standard">
      <style:paragraph-properties fo:text-align="center" style:justify-single-word="false"/>
      <style:text-properties officeooo:rsid="00019720" officeooo:paragraph-rsid="000197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_____________________________________________________</text:p>
      <text:p text:style-name="P2"/>
      <text:p text:style-name="P2"/>
      <text:p text:style-name="P2">CONFIRM.JS</text:p>
      <text:p text:style-name="P2"/>
      <text:p text:style-name="P2"/>
      <text:p text:style-name="P1">Méthode « createOrderInfo() »</text:p>
      <text:p text:style-name="P1">Test: teste si le contenu des balises HTML ciblés ont bien été changés.</text:p>
      <text:p text:style-name="P1"><text:line-break/>Example input : un string</text:p>
      <text:p text:style-name="P1"/>
      <text:p text:style-name="P1">Output attendu : La balise renvoie bien un contenu autre que undefined ou null</text:p>
      <text:p text:style-name="P1"/>
      <text:p text:style-name="P1"/>
      <text:p text:style-name="P1"/>
      <text:p text:style-name="P1">Méthode « redirectHome() »<text:line-break/>Test : teste si le changement d’url correspond à « index.html »</text:p>
      <text:p text:style-name="P1"/>
      <text:p text:style-name="P1">Example input : un string url « xxx/index.html »</text:p>
      <text:p text:style-name="P1"/>
      <text:p text:style-name="P1">Output attendu : Tru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11:51:11.607000000</meta:creation-date>
    <dc:date>2021-04-13T12:04:36.223000000</dc:date>
    <meta:editing-duration>PT3M12S</meta:editing-duration>
    <meta:editing-cycles>1</meta:editing-cycles>
    <meta:document-statistic meta:table-count="0" meta:image-count="0" meta:object-count="0" meta:page-count="1" meta:paragraph-count="9" meta:word-count="67" meta:character-count="453" meta:non-whitespace-character-count="394"/>
    <meta:generator>LibreOffice/7.1.2.2$Windows_X86_64 LibreOffice_project/8a45595d069ef5570103caea1b71cc9d82b2aae4</meta:generator>
  </office:meta>
</office:document-meta>
</file>